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3650000024791D223DE5716EEA5.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style:font-name="Times New Roman" officeooo:rsid="000b5804" officeooo:paragraph-rsid="000b5804"/>
    </style:style>
    <style:style style:name="P7" style:family="paragraph" style:parent-style-name="Heading">
      <style:paragraph-properties fo:text-align="center" style:justify-single-word="false"/>
      <style:text-properties fo:font-weight="bold" style:font-weight-asian="bold" style:font-weight-complex="bold"/>
    </style:style>
    <style:style style:name="P8" style:family="paragraph" style:parent-style-name="Text_20_body">
      <style:text-properties officeooo:paragraph-rsid="01756fef"/>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1dd4f45" officeooo:paragraph-rsid="01dd4f45"/>
    </style:style>
    <style:style style:name="P11" style:family="paragraph" style:parent-style-name="Text_20_body">
      <style:text-properties officeooo:paragraph-rsid="01edcf44"/>
    </style:style>
    <style:style style:name="P12" style:family="paragraph" style:parent-style-name="Text_20_body">
      <style:text-properties officeooo:rsid="01ff2d14" officeooo:paragraph-rsid="01ff2d14"/>
    </style:style>
    <style:style style:name="P13" style:family="paragraph" style:parent-style-name="Text_20_body">
      <style:text-properties officeooo:rsid="0200a830" officeooo:paragraph-rsid="0200a830"/>
    </style:style>
    <style:style style:name="P14" style:family="paragraph" style:parent-style-name="Text_20_body">
      <style:text-properties officeooo:rsid="02031128" officeooo:paragraph-rsid="0200a830"/>
    </style:style>
    <style:style style:name="P15" style:family="paragraph" style:parent-style-name="Text_20_body">
      <style:text-properties officeooo:rsid="020e4c9d" officeooo:paragraph-rsid="020e4c9d"/>
    </style:style>
    <style:style style:name="P16" style:family="paragraph" style:parent-style-name="Text_20_body">
      <style:text-properties officeooo:rsid="020f4221" officeooo:paragraph-rsid="020f4221"/>
    </style:style>
    <style:style style:name="P17" style:family="paragraph" style:parent-style-name="Text_20_body">
      <style:text-properties officeooo:rsid="020f8f28" officeooo:paragraph-rsid="020f8f28"/>
    </style:style>
    <style:style style:name="P18" style:family="paragraph" style:parent-style-name="Text_20_body">
      <style:text-properties officeooo:rsid="02100d46" officeooo:paragraph-rsid="02100d46"/>
    </style:style>
    <style:style style:name="P19" style:family="paragraph" style:parent-style-name="Text_20_body">
      <style:text-properties officeooo:rsid="02111597" officeooo:paragraph-rsid="02111597"/>
    </style:style>
    <style:style style:name="P20" style:family="paragraph" style:parent-style-name="Text_20_body">
      <style:text-properties officeooo:rsid="02125ef3" officeooo:paragraph-rsid="02125ef3"/>
    </style:style>
    <style:style style:name="P21" style:family="paragraph" style:parent-style-name="Text_20_body">
      <style:paragraph-properties fo:text-align="start" style:justify-single-word="false"/>
      <style:text-properties officeooo:rsid="02146920" officeooo:paragraph-rsid="02146920"/>
    </style:style>
    <style:style style:name="P22" style:family="paragraph" style:parent-style-name="Text_20_body">
      <style:paragraph-properties fo:text-align="start" style:justify-single-word="false"/>
      <style:text-properties officeooo:rsid="0216546d" officeooo:paragraph-rsid="0216546d"/>
    </style:style>
    <style:style style:name="P23" style:family="paragraph" style:parent-style-name="Text_20_body">
      <style:text-properties officeooo:rsid="02188f37" officeooo:paragraph-rsid="02188f37"/>
    </style:style>
    <style:style style:name="P24" style:family="paragraph" style:parent-style-name="Text_20_body">
      <style:text-properties officeooo:rsid="0224e9af" officeooo:paragraph-rsid="0224e9af"/>
    </style:style>
    <style:style style:name="P25" style:family="paragraph" style:parent-style-name="Text_20_body">
      <style:text-properties officeooo:rsid="022becee" officeooo:paragraph-rsid="022becee"/>
    </style:style>
    <style:style style:name="P26" style:family="paragraph" style:parent-style-name="Text_20_body">
      <style:text-properties officeooo:rsid="022f16a8" officeooo:paragraph-rsid="022f16a8"/>
    </style:style>
    <style:style style:name="P27" style:family="paragraph" style:parent-style-name="Text_20_body">
      <style:text-properties officeooo:rsid="023303e5" officeooo:paragraph-rsid="023303e5"/>
    </style:style>
    <style:style style:name="P28" style:family="paragraph" style:parent-style-name="Text_20_body">
      <style:text-properties style:font-name="Consolas" fo:font-size="10pt" officeooo:rsid="023303e5" officeooo:paragraph-rsid="0234a42b" style:font-size-asian="10pt" style:font-size-complex="10pt"/>
    </style:style>
    <style:style style:name="P29" style:family="paragraph" style:parent-style-name="Text_20_body">
      <style:text-properties style:font-name="Consolas" fo:font-size="10pt" officeooo:rsid="023de210" officeooo:paragraph-rsid="023de210" style:font-size-asian="10pt" style:font-size-complex="10pt"/>
    </style:style>
    <style:style style:name="P30" style:family="paragraph" style:parent-style-name="Text_20_body">
      <style:text-properties style:font-name="Consolas" fo:font-size="10pt" officeooo:rsid="02397f15" officeooo:paragraph-rsid="02397f15" style:font-size-asian="10pt" style:font-size-complex="10pt"/>
    </style:style>
    <style:style style:name="P31" style:family="paragraph" style:parent-style-name="Text_20_body">
      <style:text-properties style:font-name="Consolas" fo:font-size="9pt" officeooo:rsid="0243399b" officeooo:paragraph-rsid="0243399b" style:font-size-asian="9pt" style:font-size-complex="9pt"/>
    </style:style>
    <style:style style:name="P32" style:family="paragraph" style:parent-style-name="Text_20_body">
      <style:text-properties style:font-name="Consolas" fo:font-size="9pt" officeooo:rsid="0245490f" officeooo:paragraph-rsid="0245490f" style:font-size-asian="9pt" style:font-size-complex="9pt"/>
    </style:style>
    <style:style style:name="P33" style:family="paragraph" style:parent-style-name="Text_20_body">
      <style:text-properties officeooo:rsid="0234a42b" officeooo:paragraph-rsid="0234a42b"/>
    </style:style>
    <style:style style:name="P34" style:family="paragraph" style:parent-style-name="Text_20_body">
      <style:text-properties officeooo:rsid="02368928" officeooo:paragraph-rsid="02368928"/>
    </style:style>
    <style:style style:name="P35" style:family="paragraph" style:parent-style-name="Text_20_body">
      <style:text-properties officeooo:rsid="02397f15" officeooo:paragraph-rsid="02397f15"/>
    </style:style>
    <style:style style:name="P36" style:family="paragraph" style:parent-style-name="Text_20_body">
      <style:text-properties fo:font-weight="bold" officeooo:rsid="02397f15" officeooo:paragraph-rsid="02397f15" style:font-weight-asian="bold" style:font-weight-complex="bold"/>
    </style:style>
    <style:style style:name="P3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38" style:family="paragraph" style:parent-style-name="Text_20_body">
      <style:text-properties style:font-name="Times New Roman" fo:font-size="12pt" style:font-size-asian="12pt" style:font-size-complex="12pt"/>
    </style:style>
    <style:style style:name="P39" style:family="paragraph" style:parent-style-name="Text_20_body">
      <style:text-properties style:font-name="Times New Roman" fo:font-size="12pt" officeooo:rsid="023de210" officeooo:paragraph-rsid="023de210" style:font-size-asian="12pt" style:font-size-complex="12pt"/>
    </style:style>
    <style:style style:name="P40" style:family="paragraph" style:parent-style-name="Text_20_body">
      <style:text-properties style:font-name="Times New Roman" fo:font-size="12pt" officeooo:rsid="0243399b" officeooo:paragraph-rsid="0243399b" style:font-size-asian="12pt" style:font-size-complex="12pt"/>
    </style:style>
    <style:style style:name="P41" style:family="paragraph" style:parent-style-name="Text_20_body">
      <style:text-properties style:font-name="Times New Roman" fo:font-size="12pt" officeooo:rsid="0243ab48" officeooo:paragraph-rsid="0243ab48" style:font-size-asian="12pt" style:font-size-complex="12pt"/>
    </style:style>
    <style:style style:name="P42"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43" style:family="paragraph" style:parent-style-name="Text_20_body">
      <style:text-properties officeooo:rsid="0249bfcd" officeooo:paragraph-rsid="0249bfcd"/>
    </style:style>
    <style:style style:name="P44" style:family="paragraph" style:parent-style-name="Index">
      <style:text-properties officeooo:rsid="000b5804" officeooo:paragraph-rsid="003596f7"/>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Illustration">
      <style:text-properties officeooo:paragraph-rsid="020ce91f"/>
    </style:style>
    <style:style style:name="P48" style:family="paragraph" style:parent-style-name="Illustration">
      <style:paragraph-properties fo:text-align="center" style:justify-single-word="false"/>
      <style:text-properties officeooo:paragraph-rsid="020ce91f"/>
    </style:style>
    <style:style style:name="P49" style:family="paragraph" style:parent-style-name="Text_20_body">
      <style:paragraph-properties fo:break-before="page"/>
      <style:text-properties officeooo:rsid="02031128" officeooo:paragraph-rsid="0200a830"/>
    </style:style>
    <style:style style:name="P50"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51" style:family="paragraph" style:parent-style-name="Standard">
      <style:text-properties officeooo:paragraph-rsid="024e87e3"/>
    </style:style>
    <style:style style:name="P52" style:family="paragraph" style:parent-style-name="Standard" style:master-page-name="First_20_Page">
      <style:paragraph-properties style:page-number="auto"/>
    </style:style>
    <style:style style:name="P53" style:family="paragraph" style:parent-style-name="Text_20_body" style:list-style-name="L1"/>
    <style:style style:name="P54" style:family="paragraph" style:parent-style-name="Text_20_body" style:list-style-name="L2">
      <style:text-properties officeooo:paragraph-rsid="024e87e3"/>
    </style:style>
    <style:style style:name="P55" style:family="paragraph" style:parent-style-name="Text_20_body" style:list-style-name="L2">
      <style:text-properties officeooo:rsid="01fac03e" officeooo:paragraph-rsid="01fac03e"/>
    </style:style>
    <style:style style:name="P56" style:family="paragraph" style:parent-style-name="Text_20_body" style:list-style-name="L2">
      <style:text-properties officeooo:rsid="01fac03e" officeooo:paragraph-rsid="020e4c9d"/>
    </style:style>
    <style:style style:name="P57" style:family="paragraph" style:parent-style-name="Text_20_body" style:list-style-name="L2">
      <style:text-properties officeooo:rsid="021dc5e0" officeooo:paragraph-rsid="021dc5e0"/>
    </style:style>
    <style:style style:name="P58" style:family="paragraph" style:parent-style-name="Text_20_body" style:list-style-name="L2">
      <style:text-properties officeooo:rsid="022725eb" officeooo:paragraph-rsid="022725eb"/>
    </style:style>
    <style:style style:name="P59" style:family="paragraph" style:parent-style-name="Text_20_body" style:list-style-name="L2">
      <style:text-properties officeooo:rsid="022a2619" officeooo:paragraph-rsid="022a2619"/>
    </style:style>
    <style:style style:name="P60" style:family="paragraph" style:parent-style-name="Text_20_body" style:list-style-name="L3">
      <style:text-properties officeooo:rsid="01fbfa11" officeooo:paragraph-rsid="01fbfa11"/>
    </style:style>
    <style:style style:name="P61" style:family="paragraph" style:parent-style-name="Text_20_body" style:list-style-name="L4">
      <style:text-properties officeooo:rsid="01fbfa11" officeooo:paragraph-rsid="01fbfa11"/>
    </style:style>
    <style:style style:name="P62" style:family="paragraph" style:parent-style-name="Text_20_body" style:list-style-name="L5">
      <style:text-properties officeooo:rsid="0200a830" officeooo:paragraph-rsid="0200a830"/>
    </style:style>
    <style:style style:name="P63" style:family="paragraph" style:parent-style-name="Text_20_body" style:list-style-name="L6">
      <style:paragraph-properties fo:text-align="start" style:justify-single-word="false"/>
      <style:text-properties officeooo:rsid="0216546d" officeooo:paragraph-rsid="0216546d"/>
    </style:style>
    <style:style style:name="P64" style:family="paragraph" style:parent-style-name="Text_20_body" style:list-style-name="L7">
      <style:text-properties style:font-name="Times New Roman" fo:font-size="12pt" officeooo:rsid="0243399b" officeooo:paragraph-rsid="0243399b" style:font-size-asian="12pt" style:font-size-complex="12pt"/>
    </style:style>
    <style:style style:name="P65" style:family="paragraph" style:parent-style-name="Text_20_body" style:list-style-name="L8">
      <style:text-properties style:font-name="Times New Roman" officeooo:rsid="016f9575" officeooo:paragraph-rsid="016f9575"/>
    </style:style>
    <style:style style:name="P66" style:family="paragraph" style:parent-style-name="Text_20_body" style:list-style-name="L8">
      <style:text-properties style:font-name="Times New Roman" officeooo:rsid="016f9575" officeooo:paragraph-rsid="019b3cfb"/>
    </style:style>
    <style:style style:name="P67" style:family="paragraph" style:parent-style-name="Text_20_body" style:list-style-name="L9">
      <style:text-properties style:font-name="Times New Roman"/>
    </style:style>
    <style:style style:name="P68" style:family="paragraph" style:parent-style-name="Text_20_body" style:list-style-name="L9">
      <style:text-properties officeooo:rsid="016f9575" officeooo:paragraph-rsid="017e1ebe"/>
    </style:style>
    <style:style style:name="P69" style:family="paragraph" style:parent-style-name="Text_20_body" style:list-style-name="L9">
      <style:text-properties officeooo:rsid="016f9575" officeooo:paragraph-rsid="018eb969"/>
    </style:style>
    <style:style style:name="P70" style:family="paragraph" style:parent-style-name="Text_20_body" style:list-style-name="L9">
      <style:text-properties officeooo:rsid="017e1ebe" officeooo:paragraph-rsid="018eb969"/>
    </style:style>
    <style:style style:name="P71" style:family="paragraph" style:parent-style-name="Text_20_body" style:list-style-name="L9">
      <style:text-properties officeooo:rsid="01826807" officeooo:paragraph-rsid="01826807"/>
    </style:style>
    <style:style style:name="P72" style:family="paragraph" style:parent-style-name="Text_20_body" style:list-style-name="L9">
      <style:text-properties officeooo:rsid="017f737c" officeooo:paragraph-rsid="017f737c"/>
    </style:style>
    <style:style style:name="P73" style:family="paragraph" style:parent-style-name="Text_20_body" style:list-style-name="L9">
      <style:text-properties officeooo:rsid="017ff7c0" officeooo:paragraph-rsid="017ff7c0"/>
    </style:style>
    <style:style style:name="P74" style:family="paragraph" style:parent-style-name="Text_20_body">
      <style:text-properties officeooo:rsid="024ae651" officeooo:paragraph-rsid="024ae651"/>
    </style:style>
    <style:style style:name="P75" style:family="paragraph" style:parent-style-name="Text_20_body">
      <style:text-properties officeooo:rsid="024c8753" officeooo:paragraph-rsid="024c8753"/>
    </style:style>
    <style:style style:name="P76" style:family="paragraph" style:parent-style-name="Text_20_body">
      <style:text-properties style:font-name="Consolas1" fo:font-size="9pt" officeooo:rsid="024ae651" officeooo:paragraph-rsid="024ae651" style:font-size-asian="9pt" style:font-size-complex="9pt"/>
    </style:style>
    <style:style style:name="P77" style:family="paragraph" style:parent-style-name="Text_20_body" style:list-style-name="L2">
      <style:paragraph-properties fo:margin-top="0cm" fo:margin-bottom="0.146cm" loext:contextual-spacing="false"/>
      <style:text-properties officeooo:rsid="0221820d" officeooo:paragraph-rsid="0221820d"/>
    </style:style>
    <style:style style:name="P78" style:family="paragraph" style:parent-style-name="Text_20_body" style:list-style-name="L2">
      <style:paragraph-properties fo:margin-top="0cm" fo:margin-bottom="0.146cm" loext:contextual-spacing="false"/>
      <style:text-properties officeooo:rsid="02236011" officeooo:paragraph-rsid="024e87e3"/>
    </style:style>
    <style:style style:name="P79" style:family="paragraph" style:parent-style-name="Heading_20_2">
      <style:text-properties officeooo:rsid="0036a586" officeooo:paragraph-rsid="0176446b"/>
    </style:style>
    <style:style style:name="P80" style:family="paragraph" style:parent-style-name="Heading_20_2">
      <style:text-properties style:font-name="Times New Roman"/>
    </style:style>
    <style:style style:name="P81" style:family="paragraph" style:parent-style-name="Heading_20_2" style:list-style-nam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2146920" officeooo:paragraph-rsid="02146920"/>
    </style:style>
    <style:style style:name="P84" style:family="paragraph" style:parent-style-name="Heading_20_2">
      <style:paragraph-properties fo:break-before="page"/>
      <style:text-properties officeooo:rsid="02188f37" officeooo:paragraph-rsid="0224e9af"/>
    </style:style>
    <style:style style:name="P85" style:family="paragraph" style:parent-style-name="Index" style:master-page-name="Index">
      <style:paragraph-properties fo:text-align="start" style:justify-single-word="false" style:page-number="auto"/>
      <style:text-properties officeooo:paragraph-rsid="0002d659"/>
    </style:style>
    <style:style style:name="P86" style:family="paragraph" style:parent-style-name="Heading_20_1">
      <style:text-properties style:font-name="Times New Roman"/>
    </style:style>
    <style:style style:name="P87" style:family="paragraph" style:parent-style-name="Heading_20_1" style:master-page-name="Standard">
      <style:paragraph-properties style:page-number="1"/>
      <style:text-properties officeooo:rsid="003596f7" officeooo:paragraph-rsid="003596f7"/>
    </style:style>
    <style:style style:name="P88" style:family="paragraph" style:parent-style-name="Heading_20_1">
      <style:paragraph-properties fo:break-before="page"/>
      <style:text-properties officeooo:rsid="01ad83bc" officeooo:paragraph-rsid="01ad83bc"/>
    </style:style>
    <style:style style:name="P89" style:family="paragraph" style:parent-style-name="Heading_20_1">
      <style:paragraph-properties fo:break-before="page"/>
      <style:text-properties style:font-name="Times New Roman"/>
    </style:style>
    <style:style style:name="P90" style:family="paragraph" style:parent-style-name="Heading_20_1">
      <style:paragraph-properties fo:break-before="page"/>
      <style:text-properties officeooo:rsid="0184022c" officeooo:paragraph-rsid="0184022c"/>
    </style:style>
    <style:style style:name="P91" style:family="paragraph" style:parent-style-name="Heading_20_3">
      <style:text-properties style:font-name="Times New Roman" officeooo:rsid="01fbfa11" officeooo:paragraph-rsid="01fbfa11"/>
    </style:style>
    <style:style style:name="P92" style:family="paragraph" style:parent-style-name="Heading_20_3" style:list-style-name="">
      <style:text-properties officeooo:rsid="02146920" officeooo:paragraph-rsid="02146920"/>
    </style:style>
    <style:style style:name="P93" style:family="paragraph" style:parent-style-name="Heading_20_3">
      <style:paragraph-properties fo:break-before="page"/>
      <style:text-properties officeooo:rsid="02146920" officeooo:paragraph-rsid="02146920"/>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officeooo:rsid="022bdf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7">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5"/>
      <text:p text:style-name="P45"/>
      <text:p text:style-name="P46"><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8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4"><text:a xlink:type="simple" xlink:href="#__RefHeading___Toc467_918909501" text:style-name="Index_20_Link" text:visited-style-name="Index_20_Link">Über dieses Dokument<text:tab/>1</text:a></text:p>
          <text:p text:style-name="P95"><text:a xlink:type="simple" xlink:href="#__RefHeading___Toc481_1318882124" text:style-name="Index_20_Link" text:visited-style-name="Index_20_Link">Zielgruppe<text:tab/>1</text:a></text:p>
          <text:p text:style-name="P94"><text:a xlink:type="simple" xlink:href="#__RefHeading___Toc447_1318882124" text:style-name="Index_20_Link" text:visited-style-name="Index_20_Link">Was ist UliCMS?<text:tab/>1</text:a></text:p>
          <text:p text:style-name="P94"><text:a xlink:type="simple" xlink:href="#__RefHeading___Toc901_364092656" text:style-name="Index_20_Link" text:visited-style-name="Index_20_Link">Zusammenfassung der Änderungen<text:tab/>1</text:a></text:p>
          <text:p text:style-name="P95"><text:a xlink:type="simple" xlink:href="#__RefHeading___Toc752_1672869441" text:style-name="Index_20_Link" text:visited-style-name="Index_20_Link">Übersicht der neuen Features<text:tab/>1</text:a></text:p>
          <text:p text:style-name="P96"><text:a xlink:type="simple" xlink:href="#__RefHeading___Toc1085_964769708" text:style-name="Index_20_Link" text:visited-style-name="Index_20_Link">Neue Features<text:tab/>1</text:a></text:p>
          <text:p text:style-name="P95"><text:a xlink:type="simple" xlink:href="#__RefHeading___Toc903_364092656" text:style-name="Index_20_Link" text:visited-style-name="Index_20_Link">Neue API-Funktionen hinzugefügt<text:tab/>2</text:a></text:p>
          <text:p text:style-name="P95"><text:a xlink:type="simple" xlink:href="#__RefHeading___Toc905_364092656" text:style-name="Index_20_Link" text:visited-style-name="Index_20_Link">Entfernte Features<text:tab/>2</text:a></text:p>
          <text:p text:style-name="P96"><text:a xlink:type="simple" xlink:href="#__RefHeading___Toc1089_964769708" text:style-name="Index_20_Link" text:visited-style-name="Index_20_Link">Sonstige Änderungen<text:tab/>2</text:a></text:p>
          <text:p text:style-name="P94"><text:a xlink:type="simple" xlink:href="#__RefHeading___Toc360_1816393294" text:style-name="Index_20_Link" text:visited-style-name="Index_20_Link">Beschreibung der neuen Features<text:tab/>3</text:a></text:p>
          <text:p text:style-name="P95"><text:a xlink:type="simple" xlink:href="#__RefHeading___Toc1162_964769708" text:style-name="Index_20_Link" text:visited-style-name="Index_20_Link">Neues Standard-Design theme-2017<text:tab/>3</text:a></text:p>
          <text:p text:style-name="P95"><text:a xlink:type="simple" xlink:href="#__RefHeading___Toc413_173740082" text:style-name="Index_20_Link" text:visited-style-name="Index_20_Link">"Passwort wiederholen" Feld zur Userverwaltung hinzugefügt<text:tab/>4</text:a></text:p>
          <text:p text:style-name="P95"><text:a xlink:type="simple" xlink:href="#__RefHeading___Toc447_236248049" text:style-name="Index_20_Link" text:visited-style-name="Index_20_Link">CKEditor auf Version 4.5.11 geupdatet<text:tab/>4</text:a></text:p>
          <text:p text:style-name="P95"><text:a xlink:type="simple" xlink:href="#__RefHeading___Toc543_83785639" text:style-name="Index_20_Link" text:visited-style-name="Index_20_Link">Berechtigungen<text:tab/>5</text:a></text:p>
          <text:p text:style-name="P96"><text:a xlink:type="simple" xlink:href="#__RefHeading___Toc477_182307486" text:style-name="Index_20_Link" text:visited-style-name="Index_20_Link">Schreibzugriff auf Inhalte kann nun beschränkt werden<text:tab/>5</text:a></text:p>
          <text:p text:style-name="P96"><text:a xlink:type="simple" xlink:href="#__RefHeading___Toc545_83785639" text:style-name="Index_20_Link" text:visited-style-name="Index_20_Link">Erweiterung des Berechtigungssystems<text:tab/>6</text:a></text:p>
          <text:p text:style-name="P95"><text:a xlink:type="simple" xlink:href="#__RefHeading___Toc620_83785639" text:style-name="Index_20_Link" text:visited-style-name="Index_20_Link">Bevorzuge nun curl als Methode um Dateien herunterzuladen<text:tab/>6</text:a></text:p>
          <text:p text:style-name="P95"><text:a xlink:type="simple" xlink:href="#__RefHeading___Toc615_1591579906" text:style-name="Index_20_Link" text:visited-style-name="Index_20_Link">Filter custom_post_types hinzugefügt<text:tab/>7</text:a></text:p>
          <text:p text:style-name="P95"><text:a xlink:type="simple" xlink:href="#__RefHeading___Toc662_1022655864" text:style-name="Index_20_Link" text:visited-style-name="Index_20_Link">before_custom_data_json<text:tab/>7</text:a></text:p>
          <text:p text:style-name="P95"><text:a xlink:type="simple" xlink:href="#__RefHeading___Toc727_2087720609" text:style-name="Index_20_Link" text:visited-style-name="Index_20_Link">Feld "Übergeordnete Seite" wird nun gefiltert nach Menü und Sprache (Seitenverwaltung)<text:tab/>7</text:a></text:p>
          <text:p text:style-name="P95"><text:a xlink:type="simple" xlink:href="#__RefHeading___Toc673_688552101" text:style-name="Index_20_Link" text:visited-style-name="Index_20_Link">Fast Mode hinzugefügt<text:tab/>7</text:a></text:p>
          <text:p text:style-name="P95"><text:a xlink:type="simple" xlink:href="#__RefHeading___Toc1435_2087720609" text:style-name="Index_20_Link" text:visited-style-name="Index_20_Link">Performance verbessert<text:tab/>7</text:a></text:p>
          <text:p text:style-name="P95"><text:a xlink:type="simple" xlink:href="#__RefHeading___Toc742_809584085" text:style-name="Index_20_Link" text:visited-style-name="Index_20_Link">"Nachricht des Tages" nutzt nun den HTML-Editor<text:tab/>8</text:a></text:p>
          <text:p text:style-name="P95"><text:a xlink:type="simple" xlink:href="#__RefHeading___Toc744_809584085" text:style-name="Index_20_Link" text:visited-style-name="Index_20_Link">Neue Variablen in metadata.json Dateien<text:tab/>9</text:a></text:p>
          <text:p text:style-name="P96"><text:a xlink:type="simple" xlink:href="#__RefHeading___Toc746_809584085" text:style-name="Index_20_Link" text:visited-style-name="Index_20_Link">"admin_permission" Attribut in metadata.json wird nun unterstützt<text:tab/>9</text:a></text:p>
          <text:p text:style-name="P96"><text:a xlink:type="simple" xlink:href="#__RefHeading___Toc834_809584085" text:style-name="Index_20_Link" text:visited-style-name="Index_20_Link">"menus" Attribut in metadata.json von Theems wird nun ausgewertet<text:tab/>9</text:a></text:p>
          <text:p text:style-name="P96"><text:a xlink:type="simple" xlink:href="#__RefHeading___Toc1064_809584085" text:style-name="Index_20_Link" text:visited-style-name="Index_20_Link">Controller, Helper, Objects und Actions<text:tab/>9</text:a></text:p>
          <text:p text:style-name="P96"><text:a xlink:type="simple" xlink:href="#__RefHeading___Toc859_364092656" text:style-name="Index_20_Link" text:visited-style-name="Index_20_Link">Custom Types und Custom Fields<text:tab/>10</text:a></text:p>
          <text:p text:style-name="P94"><text:a xlink:type="simple" xlink:href="#__RefHeading___Toc807_579939615" text:style-name="Index_20_Link" text:visited-style-name="Index_20_Link">Durchführung der Installation<text:tab/>11</text:a></text:p>
          <text:p text:style-name="P94"><text:a xlink:type="simple" xlink:href="#__RefHeading__616_716240178" text:style-name="Index_20_Link" text:visited-style-name="Index_20_Link">Durchführung eines Upgrades<text:tab/>11</text:a></text:p>
          <text:p text:style-name="P94"><text:a xlink:type="simple" xlink:href="#__RefHeading___Toc734_1061336504" text:style-name="Index_20_Link" text:visited-style-name="Index_20_Link">Benötigen Sie Hilfe?<text:tab/>13</text:a></text:p>
          <text:p text:style-name="P94"><text:a xlink:type="simple" xlink:href="#__RefHeading___Toc978_1474200080" text:style-name="Index_20_Link" text:visited-style-name="Index_20_Link">Abbildungsverzeichnis<text:tab/>13</text:a></text:p>
        </text:index-body>
      </text:table-of-content>
      <text:p text:style-name="P8"/>
      <text:h text:style-name="P87"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44"/>
      <text:h text:style-name="P79"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51"><text:span text:style-name="T2">UliCMS ermöglicht die Erstellung und Verwaltung von kleinen und mittelgroßen Websites.</text:span></text:p>
      <text:p text:style-name="P51"/>
      <text:h text:style-name="Heading_20_1" text:outline-level="1"><text:bookmark-start text:name="__RefHeading___Toc901_364092656"/>Zusammenfassung der Änderungen<text:bookmark-end text:name="__RefHeading___Toc901_364092656"/></text:h>
      <text:h text:style-name="P80" text:outline-level="2"><text:bookmark-start text:name="__RefHeading___Toc752_1672869441"/>Übersicht der neuen Features<text:bookmark-end text:name="__RefHeading___Toc752_1672869441"/></text:h>
      <text:p text:style-name="P6">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91" text:outline-level="3"><text:bookmark-start text:name="__RefHeading___Toc1085_964769708"/>Neue Features<text:bookmark-end text:name="__RefHeading___Toc1085_964769708"/></text:h>
      <text:list xml:id="list6230192729016738000" text:style-name="L1">
        <text:list-item>
          <text:p text:style-name="P53">Neues Standard-Design theme-2017</text:p>
        </text:list-item>
      </text:list>
      <text:list xml:id="list7101194633147628133" text:style-name="L2">
        <text:list-item>
          <text:p text:style-name="P55">"Passwort wiederholen" Feld zur Userverwaltung hinzugefügt</text:p>
        </text:list-item>
        <text:list-item>
          <text:p text:style-name="P55">CKEditor auf Version 4.5.11 geupdatet</text:p>
        </text:list-item>
        <text:list-item>
          <text:p text:style-name="P55">Schreibzugriff auf Seiten kann nun beschränkt werden</text:p>
        </text:list-item>
        <text:list-item>
          <text:p text:style-name="P55">Bevorzuge nun curl als Methode um Dateien herunterzuladen</text:p>
        </text:list-item>
        <text:list-item>
          <text:p text:style-name="P55">Filter custom_post_types hinzugefügt</text:p>
        </text:list-item>
        <text:list-item>
          <text:p text:style-name="P55">Hook before_custom_data_json hinzugefügt</text:p>
        </text:list-item>
        <text:list-item>
          <text:p text:style-name="P55">Feld "Übergeordnete Seite" wird nun gefiltert nach Menü und Sprache (Seitenverwaltung)</text:p>
        </text:list-item>
        <text:list-item>
          <text:p text:style-name="P55">Fast Mode hinzugefügt (Verbesserung der Performance durch Deaktivierung bestimmter Funktionen)</text:p>
        </text:list-item>
        <text:list-item>
          <text:p text:style-name="P55">Performance verbessert</text:p>
        </text:list-item>
        <text:list-item>
          <text:p text:style-name="P55">"Nachricht des Tages" nutzt nun den HTML-Editor</text:p>
        </text:list-item>
        <text:list-item>
          <text:p text:style-name="P55">"admin_permission" Attribut in metadata.json wird nun unterstützt</text:p>
        </text:list-item>
        <text:list-item>
          <text:p text:style-name="P55">"menus" Attribut in metadata.json von <text:span text:style-name="T19">Themes</text:span> wird nun ausgewertet und die Auswahllisten für Menüs danach gefiltert</text:p>
        </text:list-item>
        <text:list-item>
          <text:p text:style-name="P55">Übersetzungssystem für JavaScript hinzugefügt</text:p>
        </text:list-item>
        <text:list-item>
          <text:p text:style-name="P55">Custom Fields</text:p>
        </text:list-item>
        <text:list-item>
          <text:p text:style-name="P55">Feld "Auszug" verwendet nun den HTML-Editor</text:p>
        </text:list-item>
        <text:list-item>
          <text:p text:style-name="P55"><text:soft-page-break/>Alle png-Grafiken optimiert</text:p>
        </text:list-item>
        <text:list-item>
          <text:p text:style-name="P57">Filter „Typen“ zeigt nur noch tatsächlich verwendete Typen</text:p>
        </text:list-item>
        <text:list-item>
          <text:p text:style-name="P58">Option „versteckt“ hinzugefügt</text:p>
        </text:list-item>
        <text:list-item>
          <text:p text:style-name="P59">Inhaltstyp „Knotenpunkt hinzugefügt“</text:p>
        </text:list-item>
        <text:list-item>
          <text:p text:style-name="P54"><text:span text:style-name="T29">Controller, Helper, Objects und Actions können nun in der metadata.json eingebunden werden</text:span></text:p>
        </text:list-item>
      </text:list>
      <text:h text:style-name="Heading_20_2" text:outline-level="2"><text:bookmark-start text:name="__RefHeading___Toc903_364092656"/>Neue API-Funktionen hinzugefügt<text:bookmark-end text:name="__RefHeading___Toc903_364092656"/></text:h>
      <text:list xml:id="list143230044682178" text:continue-numbering="true" text:style-name="L2">
        <text:list-item>
          <text:list>
            <text:list-item>
              <text:p text:style-name="P77">uimport()</text:p>
            </text:list-item>
            <text:list-item>
              <text:p text:style-name="P77">SecurityHelper::securePath()</text:p>
            </text:list-item>
            <text:list-item>
              <text:p text:style-name="P77"><text:span text:style-name="T14">ModuleHelper::</text:span>buildActionURL()</text:p>
            </text:list-item>
            <text:list-item>
              <text:p text:style-name="P78">get_content()</text:p>
            </text:list-item>
          </text:list>
        </text:list-item>
      </text:list>
      <text:h text:style-name="Heading_20_2" text:outline-level="2"><text:bookmark-start text:name="__RefHeading___Toc905_364092656"/>Entfernte Features<text:bookmark-end text:name="__RefHeading___Toc905_364092656"/></text:h>
      <text:list xml:id="list4889664802082701632" text:style-name="L3">
        <text:list-item>
          <text:p text:style-name="P60">Feld für ICQ-UID entfernt</text:p>
        </text:list-item>
        <text:list-item>
          <text:p text:style-name="P60">PHP Form Builder Class aus dem Core entfernt. Dies soll zukünftig in ein Modul ausgelagert werden.</text:p>
        </text:list-item>
        <text:list-item>
          <text:p text:style-name="P60">generischer JSON Export entfernt</text:p>
        </text:list-item>
        <text:list-item>
          <text:p text:style-name="P60">CKEditor Skin office2013 entfernt</text:p>
        </text:list-item>
      </text:list>
      <text:h text:style-name="Heading_20_3" text:outline-level="3"><text:bookmark-start text:name="__RefHeading___Toc1089_964769708"/>Sonstige Änderungen<text:bookmark-end text:name="__RefHeading___Toc1089_964769708"/></text:h>
      <text:list xml:id="list9212874696381959195" text:style-name="L4">
        <text:list-item>
          <text:p text:style-name="P61">Sende Error 403 bei fehlgeschlagenem Login</text:p>
        </text:list-item>
        <text:list-item>
          <text:p text:style-name="P61">Unique Index zu der Spalte "name" der setttings-Tabelle hinzugefügt</text:p>
        </text:list-item>
      </text:list>
      <text:h text:style-name="P88"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2">UliCMS 2017.1 kommt mit dem neuen Standard-Design theme-2017.</text:p>
      <text:p text:style-name="P13">Dieses bietet die folgenden Eigenschaften:</text:p>
      <text:list xml:id="list2785169741539974360" text:style-name="L5">
        <text:list-item>
          <text:p text:style-name="P62">Basiert auf Bootstrap</text:p>
        </text:list-item>
        <text:list-item>
          <text:p text:style-name="P62">Ein Menü (top)</text:p>
        </text:list-item>
        <text:list-item>
          <text:p text:style-name="P62">Responsive</text:p>
        </text:list-item>
        <text:list-item>
          <text:p text:style-name="P62">Logo und MOTD auf Startseite</text:p>
        </text:list-item>
        <text:list-item>
          <text:p text:style-name="P62">Motto kann auch auf Seitenebene gesetzt werden, per Custom Data</text:p>
        </text:list-item>
      </text:list>
      <text:p text:style-name="P13"/>
      <text:p text:style-name="P14"><draw:frame draw:style-name="fr1" draw:name="Rahmen1" text:anchor-type="paragraph" svg:width="17.013cm" draw:z-index="18"><draw:text-box fo:min-height="13.386cm"><text:p text:style-name="P48"><draw:frame draw:style-name="fr7" draw:name="Bild3" text:anchor-type="as-char" svg:width="12.838cm" style:rel-width="75%" svg:height="10.102cm" style:rel-height="scale" draw:z-index="27"><draw:image xlink:href="Pictures/10000000000002EA0000024B6BF1E01716C9145B.png" xlink:type="simple" xlink:show="embed" xlink:actuate="onLoad"/></draw:frame></text:p><text:p text:style-name="P48">Abbildung <text:sequence text:ref-name="refIllustration0" text:name="Illustration" text:formula="ooow:Illustration+1" style:num-format="1">1</text:sequence>: <text:span text:style-name="T9">Neues Standard-Design </text:span>theme-2017</text:p></draw:text-box></draw:frame></text:p>
      <text:p text:style-name="P49"><draw:frame draw:style-name="fr1" draw:name="Rahmen2" text:anchor-type="paragraph" svg:width="8.899cm" draw:z-index="19"><draw:text-box fo:min-height="10.811cm"><text:p text:style-name="P47"><draw:frame draw:style-name="fr2" draw:name="Rahmen3" text:anchor-type="as-char" svg:width="8.315cm" style:rel-width="93%" svg:height="10.172cm" style:rel-height="scale-min" draw:z-index="20"><draw:text-box><text:p text:style-name="Illustration"><draw:frame draw:style-name="fr7" draw:name="Bild4" text:anchor-type="as-char" svg:width="8.315cm" style:rel-width="100%" svg:height="10.172cm" style:rel-height="scale" draw:z-index="22"><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43229389784966" text:continue-list="list143230044682178" text:style-name="L2">
        <text:list-header>
          <text:p text:style-name="P56"/>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5">Beim festlegen eines neuen Passwortes muss dieses nun wiederholt werden.</text:p>
      <text:p text:style-name="P16">Die Felder färben sich grün, wenn die Wiederholung des Passworts übereinstimmt, oder rot wenn nicht.</text:p>
      <text:p text:style-name="P14"><draw:frame draw:style-name="fr1" draw:name="Rahmen4" text:anchor-type="paragraph" svg:width="17.013cm" draw:z-index="21"><draw:text-box fo:min-height="3.32cm"><text:p text:style-name="Illustration"><draw:frame draw:style-name="fr7" draw:name="Bild5" text:anchor-type="as-char" svg:width="17.013cm" style:rel-width="100%" svg:height="3.32cm" style:rel-height="scale" draw:z-index="24"><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7">Die CKEditor Komponente wurde auf Version 4.5.11 geupdatet.</text:p>
      <text:p text:style-name="P17">Informationen zu den Neuerungen finden Sie auf:</text:p>
      <text:p text:style-name="P18"><text:a xlink:type="simple" xlink:href="http://ckeditor.com/release-notes" text:style-name="Internet_20_link" text:visited-style-name="Visited_20_Internet_20_Link">http://ckeditor.com/release-notes</text:a></text:p>
      <text:h text:style-name="P83"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9">Die Bearbeitung von <text:span text:style-name="T10">Inhalten</text:span> kann nun auf bestimmte Nutzer beschränkt werden.<text:line-break/>Dafür wurden in der Sektion „Berechtigungen“ Checkboxen hinzugefügt.</text:p>
      <text:p text:style-name="P19"><draw:frame draw:style-name="fr1" draw:name="Rahmen5" text:anchor-type="paragraph" svg:width="17.013cm" draw:z-index="23"><draw:text-box fo:min-height="3.752cm"><text:p text:style-name="Illustration"><draw:frame draw:style-name="fr7" draw:name="Bild6" text:anchor-type="as-char" svg:width="17.013cm" style:rel-width="100%" svg:height="3.752cm" style:rel-height="scale" draw:z-index="26"><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0">Sobald eine dieser Checkboxen markiert ist, wird die Bearbeitung des Inhalts auf diese Gruppe eingeschränkt. Es können auch mehrere Optionen kombiniert.</text:p>
      <text:p text:style-name="P20"><text:span text:style-name="T11">Admin</text:span><text:line-break/>Es dürfen nur Benutzer bei denen „Ist Admin“ markiert ist bearbeiten.</text:p>
      <text:p text:style-name="P20"><text:span text:style-name="T11">Gruppe</text:span><text:line-break/>Es dürfen nur Benutzer in der gleichen Gruppe bearbeiten.</text:p>
      <text:p text:style-name="P20"><text:span text:style-name="T11">Eigentümer</text:span><text:line-break/>Es darf nur der Eigentümer des Inhalts den Inhalt bearbeiten.</text:p>
      <text:p text:style-name="P20"><text:span text:style-name="T11">Andere</text:span><text:line-break/>Es dürfen nur Benutzer die nicht in eine der oberen Gruppen fallen den Inhalt bearbeiten.</text:p>
      <text:h text:style-name="P92" text:outline-level="3"/>
      <text:h text:style-name="P93" text:outline-level="3"><text:bookmark-start text:name="__RefHeading___Toc545_83785639"/>Erweiterung des Berechtigungssystems<text:bookmark-end text:name="__RefHeading___Toc545_83785639"/></text:h>
      <text:p text:style-name="P21">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1"/>
      <text:list xml:id="list3450579853558515508" text:style-name="L6">
        <text:list-item>
          <text:p text:style-name="P63">pages_create</text:p>
        </text:list-item>
        <text:list-item>
          <text:p text:style-name="P63">forms_create</text:p>
        </text:list-item>
        <text:list-item>
          <text:p text:style-name="P63">forms_edit</text:p>
        </text:list-item>
        <text:list-item>
          <text:p text:style-name="P63">banners_create</text:p>
        </text:list-item>
        <text:list-item>
          <text:p text:style-name="P63">banners_delete</text:p>
        </text:list-item>
        <text:list-item>
          <text:p text:style-name="P63">categories_create</text:p>
        </text:list-item>
        <text:list-item>
          <text:p text:style-name="P63">categories_edit</text:p>
        </text:list-item>
        <text:list-item>
          <text:p text:style-name="P63">videos_create</text:p>
        </text:list-item>
        <text:list-item>
          <text:p text:style-name="P63">videos_edit</text:p>
        </text:list-item>
        <text:list-item>
          <text:p text:style-name="P63">audio_create</text:p>
        </text:list-item>
        <text:list-item>
          <text:p text:style-name="P63">audio_edit</text:p>
        </text:list-item>
        <text:list-item>
          <text:p text:style-name="P63">users_create</text:p>
        </text:list-item>
        <text:list-item>
          <text:p text:style-name="P63">users_edit</text:p>
        </text:list-item>
        <text:list-item>
          <text:p text:style-name="P63">groups_create</text:p>
        </text:list-item>
        <text:list-item>
          <text:p text:style-name="P63">groups_edit</text:p>
        </text:list-item>
        <text:list-item>
          <text:p text:style-name="P63">expert_settings_create</text:p>
        </text:list-item>
        <text:list-item>
          <text:p text:style-name="P63">expert_settings_edit</text:p>
        </text:list-item>
      </text:list>
      <text:p text:style-name="P22"/>
      <text:h text:style-name="Heading_20_2" text:outline-level="2"><text:bookmark-start text:name="__RefHeading___Toc620_83785639"/>Bevorzuge nun curl als Methode um Dateien herunterzuladen<text:bookmark-end text:name="__RefHeading___Toc620_83785639"/></text:h>
      <text:p text:style-name="P23">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84" text:outline-level="2"><text:bookmark-start text:name="__RefHeading___Toc615_1591579906"/>Filter custom_post_types hinzugefügt<text:bookmark-end text:name="__RefHeading___Toc615_1591579906"/></text:h>
      <text:p text:style-name="P24">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25">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26">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27">Der <text:span text:style-name="T8">Fast Mode </text:span>wurde hinzugefügt. Der Fast Mode verbessert die Performance geringfügig, durch deaktivieren von bestimmten Funktionen.</text:p>
      <text:p text:style-name="P27">Der Fast Mode lässt sich aktivieren in dem man in der Datei „cms-config.php“ die Variable fast_mode definiert.</text:p>
      <text:p text:style-name="P28">var $fast_mode = true;</text:p>
      <text:h text:style-name="Heading_20_2" text:outline-level="2"><text:bookmark-start text:name="__RefHeading___Toc1435_2087720609"/>Performance verbessert<text:bookmark-end text:name="__RefHeading___Toc1435_2087720609"/></text:h>
      <text:p text:style-name="P33">Die Performance wurde an einigen Stellen verbessert, vor allem durch Optimierung der Datenbankabfragen.</text:p>
      <text:h text:style-name="P82" text:outline-level="2"><text:bookmark-start text:name="__RefHeading___Toc742_809584085"/>"Nachricht des Tages" nutzt nun den HTML-Editor<text:bookmark-end text:name="__RefHeading___Toc742_809584085"/></text:h>
      <text:p text:style-name="P34">Die „Nachricht des Tages“ kann nun über den voreingestellten HTML-Editor (CKEditor oder CodeMirror) festgelegt werden.</text:p>
      <text:p text:style-name="P34"><text:span text:style-name="T11">Hinweis:</text:span><text:line-break/>Die Zeilenumbrüche werden beim Upgrade nicht übernommen. Sie müssen den Text gegebenenfalls neu formatieren</text:p>
      <text:p text:style-name="P35"><draw:frame draw:style-name="fr1" draw:name="Rahmen6" text:anchor-type="paragraph" svg:width="17.013cm" draw:z-index="25"><draw:text-box fo:min-height="11.412cm"><text:p text:style-name="Illustration"><draw:frame draw:style-name="fr7" draw:name="Bild7" text:anchor-type="as-char" svg:width="17.013cm" style:rel-width="100%" svg:height="11.412cm" style:rel-height="scale" draw:z-index="28"><draw:image xlink:href="Pictures/10000000000003650000024791D223DE5716EEA5.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81" text:outline-level="2"/>
      <text:h text:style-name="P82" text:outline-level="2"><text:bookmark-start text:name="__RefHeading___Toc744_809584085"/>Neue <text:span text:style-name="T17">Variablen</text:span> in metadata.json Dateien<text:bookmark-end text:name="__RefHeading___Toc744_809584085"/></text:h>
      <text:p text:style-name="P35">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35">Wenn das Attribut „admin_permission“ gesetzt ist, wird der Link auf ein Modul unter „Pakete“ nur angezeigt, sofern der derzeit eingeloggte Benutzer die Berechtigung hat.</text:p>
      <text:p text:style-name="P36">Codebeispiel:</text:p>
      <text:p text:style-name="P30">{</text:p>
      <text:p text:style-name="P30"><text:tab/>„custom_acl“ : [„mymodule“],<text:line-break/><text:tab/>„admin_permission“ : „mymodule“<text:line-break/>}</text:p>
      <text:p text:style-name="P30"/>
      <text:h text:style-name="Heading_20_3" text:outline-level="3"><text:bookmark-start text:name="__RefHeading___Toc834_809584085"/>"menus" Attribut in metadata.json von Theems wird nun ausgewertet<text:bookmark-end text:name="__RefHeading___Toc834_809584085"/></text:h>
      <text:p text:style-name="P39">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37">Codebeispiel:</text:p>
      <text:p text:style-name="P29">{<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38">Helpers, <text:span text:style-name="T20">es können nun Controller, Helper, Objects und Actions in der metadata.json registriert werden. Diese werden dann automatisch vom System geladen.</text:span></text:p>
      <text:p text:style-name="P40">Die folgenden Attribute werden nun ausgewertet.</text:p>
      <text:list xml:id="list9198052439861137834" text:style-name="L7">
        <text:list-item>
          <text:p text:style-name="P64"><text:span text:style-name="T23">a</text:span>ctions (Backend Aktionen)</text:p>
        </text:list-item>
        <text:list-item>
          <text:p text:style-name="P64">action_controllers (Zuordnung von Controllern zu Aktionen)</text:p>
        </text:list-item>
        <text:list-item>
          <text:p text:style-name="P64">controllers (Kontroller für Frontend und Backend)</text:p>
        </text:list-item>
        <text:list-item>
          <text:p text:style-name="P64">helpers (Helper)</text:p>
        </text:list-item>
        <text:list-item>
          <text:p text:style-name="P64">objects (Objekte, die kein Singleton verwenden, wie z.B. Klassen für Datenbankobjekte)</text:p>
        </text:list-item>
      </text:list>
      <text:p text:style-name="P40"/>
      <text:p text:style-name="P50">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40">Value ist der relative Pfad zu einer PHP-Datei aus dem Hauptordner des Moduls. Der Pfad sollte ohne die Dateiendung „.php“ angegeben werden.</text:p>
      <text:p text:style-name="P42">Beispiel</text:p>
      <text:p text:style-name="P31">„controllers“ : {</text:p>
      <text:p text:style-name="P31"><text:tab/>„MyModuleFooController“ : „controller/foo_controller“,</text:p>
      <text:p text:style-name="P31"><text:tab/>„MyModuleHelloController“ : „controller/hello_controller“</text:p>
      <text:p text:style-name="P31">}</text:p>
      <text:p text:style-name="P41">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32">// Instanz von MyModuleFooController holen<text:line-break/>$controller = ControllerRegistry::get(„<text:span text:style-name="T21">MyModuleFooController</text:span>“);</text:p>
      <text:p text:style-name="P32">//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43">Die Parameter sClass und sMethod müssen als GET- oder POST-Parameter übergeben werden.</text:p>
      <text:p text:style-name="P43">Beispielaufruf</text:p>
      <text:p text:style-name="P43">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74">Module können nun eigene Inhaltstypen mit eigenen <text:span text:style-name="T28">Text-Eingabefeldern</text:span> definieren.</text:p>
      <text:p text:style-name="P74">Das folgende Codebeispiel definiert einen Inhaltstyp für Fußballspiele:</text:p>
      <text:p text:style-name="P76">{<text:line-break/> <text:s text:c="4"/>„custom_types“ : { „fussballspiel“ : <text:line-break/><text:tab/><text:tab/>[„manschaft1“, „manschaft2“, „ergebnis1“, „ergebnis2“, „stadion“]<text:line-break/><text:tab/>}<text:line-break/>}</text:p>
      <text:p text:style-name="P75">In zukünftigen UliCMS Releases ist geplant, mehr Feldtypen als nur Textfelder, sowie Zusatzattribute wie z.B. „Required“ zu unterstützen.</text:p>
      <text:h text:style-name="P89" text:outline-level="1"><text:bookmark-start text:name="__RefHeading___Toc807_579939615"/>Durchführung der Installatio<text:span text:style-name="T18">n</text:span><text:bookmark-end text:name="__RefHeading___Toc807_579939615"/></text:h>
      <text:list xml:id="list217011614834877066" text:style-name="L8">
        <text:list-item>
          <text:p text:style-name="P65">Entpacken Sie die heruntergeladene zip-Datei.</text:p>
        </text:list-item>
        <text:list-item>
          <text:p text:style-name="P65">Verbinden Sie sich per FTP mit dem Webserver und laden Sie den Inhalt des Ordners „ulicms“ in den Hauptordner oder einen Unterordner hoch.</text:p>
        </text:list-item>
        <text:list-item>
          <text:p text:style-name="P65">Wenn Sie UliCMS in de<text:span text:style-name="T3">m</text:span> Hauptordner hochgeladen haben, rufen Sie [www.ihredomain.de]/installer im Browser auf.</text:p>
        </text:list-item>
        <text:list-item>
          <text:p text:style-name="P65">Wenn Sie UliCMS in eine<text:span text:style-name="T3">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Löschen Sie nach erfolgreichen Abschluss der Installation den Ordner „installer“ vom Server.</text:p>
        </text:list-item>
      </text:list>
      <text:h text:style-name="P86" text:outline-level="1"><text:bookmark-start text:name="__RefHeading__616_716240178"/>Durchführung eines Upgrades<text:bookmark-end text:name="__RefHeading__616_716240178"/></text:h>
      <text:list xml:id="list8489080974833817662" text:style-name="L9">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
      <text:h text:style-name="Heading_20_2" text:outline-level="2"/>
      <text:list xml:id="list143230759383295" text:continue-numbering="true" text:style-name="L9">
        <text:list-item>
          <text:p text:style-name="P68"><draw:frame draw:style-name="fr3"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3A120E607E6C6CA3.png" xlink:type="simple" xlink:show="embed" xlink:actuate="onLoad"/></draw:frame>Abbildung <text:sequence text:ref-name="refIllustration5" text:name="Illustration" text:formula="ooow:Illustration+1" style:num-format="1">6</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69"><text:soft-page-break/>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70">Loggen Sie sich nun in das CMS ein, prüfen Sie, ob eine Paketquelle für diese Version von UliCMS ausgewählt ist.</text:p>
        </text:list-item>
        <text:list-item>
          <text:p text:style-name="P71">Falls Patches für UliCMS verfügbar sind, installieren Sie diese.</text:p>
        </text:list-item>
        <text:list-item>
          <text:p text:style-name="P72">Leeren Sie den Cache des CMS.</text:p>
        </text:list-item>
        <text:list-item>
          <text:p text:style-name="P73">Rufen Sie „Pakete“ auf, und merken Sie sich alle Pakete, deren Versionsnummer rot markiert ist. Installieren Sie die neuen Versionen dieser Pakete.</text:p>
        </text:list-item>
        <text:list-item>
          <text:p text:style-name="P73">Falls Probleme mit Modulen und Themes auftreten, die nicht aus der Paketquelle stammen, prüfen Sie, ob von diesen Paketen beim Hersteller eine neue Version verfügbar ist, und installieren Sie diese gegebenenfalls.</text:p>
        </text:list-item>
      </text:list>
      <text:h text:style-name="P90" text:outline-level="1"><text:bookmark-start text:name="__RefHeading___Toc734_1061336504"/>Benötigen Sie Hilfe?<text:bookmark-end text:name="__RefHeading___Toc734_1061336504"/></text:h>
      <text:p text:style-name="P11"><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Abbildung 1: Neues Standard-Design theme-2017<text:tab/>3</text:p>
          <text:p text:style-name="P97">Abbildung 2: theme-2017 mit Responsive Menü<text:tab/>4</text:p>
          <text:p text:style-name="P97">Abbildung 3: Felder zur Eingabe eines neuen Passworts<text:tab/>4</text:p>
          <text:p text:style-name="P97">Abbildung 4: Neue Checkboxen für "Bearbeitung beschränken"<text:tab/>5</text:p>
          <text:p text:style-name="P97">Abbildung 5: "Nachricht des Tages" eingeben mit HTML-Editor<text:tab/>8</text:p>
          <text:p text:style-name="P97">Abbildung 6: Abbildung, setzen der Datei-Berechtigungen auf dem FTP-Server<text:tab/>11</text:p>
        </text:index-body>
      </text:illustration-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0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FBD221D5D25D31CD.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30T14:32:29.130085716">30.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14M16S</meta:editing-duration>
    <meta:editing-cycles>577</meta:editing-cycles>
    <meta:generator>LibreOffice/5.2.3.3$MacOSX_X86_64 LibreOffice_project/d54a8868f08a7b39642414cf2c8ef2f228f780cf</meta:generator>
    <dc:date>2016-11-30T14:32:24.339282000</dc:date>
    <meta:document-statistic meta:table-count="0" meta:image-count="10" meta:object-count="0" meta:page-count="15" meta:paragraph-count="216" meta:word-count="1867" meta:character-count="13747" meta:non-whitespace-character-count="12145"/>
  </office:meta>
</office:document-meta>
</file>